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lete model</text:p>
          </table:table-cell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300</text:p>
          </table:table-cell>
          <table:covered-table-cell/>
          <table:table-cell office:value-type="string" calcext:value-type="string">
            <text:p>Largest (More than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a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P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etours(?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VRP solver</text:p>
          </table:table-cell>
          <table:covered-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300</text:p>
          </table:table-cell>
          <table:covered-table-cell/>
          <table:table-cell office:value-type="string" calcext:value-type="string">
            <text:p>Largest (More than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4:03:56.029303813</meta:creation-date>
    <dc:date>2023-01-30T16:04:26.001358944</dc:date>
    <meta:editing-duration>P5DT49M16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